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193c6f" style:font-name="ArialMT" fo:font-size="12pt" fo:letter-spacing="normal" style:letter-kerning="false" style:font-name-asian="ArialMT" style:font-size-asian="12pt" style:font-name-complex="ArialMT" style:font-size-complex="12pt"/>
    </style:style>
    <style:style style:name="P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Menlo-Regular" fo:font-size="11pt" fo:letter-spacing="normal" style:letter-kerning="true" style:font-name-asian="Menlo-Regular" style:font-size-asian="11pt" style:font-name-complex="Menlo-Regular" style:font-size-complex="11pt"/>
    </style:style>
    <style:style style:name="P3" style:family="paragraph" style:parent-style-name="Standard">
      <style:paragraph-properties style:text-autospace="none"/>
      <style:text-properties style:use-window-font-color="true" style:font-name="Menlo-Regular" fo:font-size="11pt" fo:letter-spacing="normal" style:letter-kerning="true" style:font-name-asian="Menlo-Regular" style:font-size-asian="11pt" style:font-name-complex="Menlo-Regular" style:font-size-complex="11pt"/>
    </style:style>
    <style:style style:name="P4" style:family="paragraph" style:parent-style-name="Standard">
      <style:paragraph-properties style:text-autospace="none"/>
      <style:text-properties style:use-window-font-color="true" style:font-name="Menlo-Regular" fo:font-size="11pt" fo:letter-spacing="normal" style:letter-kerning="true" style:font-name-asian="Menlo-Regular" style:font-size-asian="11pt" style:font-name-complex="Menlo-Regular" style:font-size-complex="11pt"/>
    </style:style>
    <style:style style:name="P5" style:family="paragraph" style:parent-style-name="Standard">
      <style:paragraph-properties style:text-autospace="none"/>
      <style:text-properties fo:color="#000000" style:font-name="Menlo-Regular" fo:font-size="11pt" fo:letter-spacing="normal" style:letter-kerning="true" style:font-name-asian="Menlo-Regular" style:font-size-asian="11pt" style:font-name-complex="Menlo-Regular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 Homebrew:</text:p>
      <text:p text:style-name="P1"><text:s text:c="5"/>ruby -e "$(curl -fsSL https://raw.githubusercontent.com/Homebrew/install/master/install)"</text:p>
      <text:p text:style-name="P1"><text:s text:c="5"/>&lt;hit enter&gt; &lt;enter password&gt;</text:p>
      <text:p text:style-name="Standard"/>
      <text:p text:style-name="Standard">Commands ran form homebrew:</text:p>
      <text:p text:style-name="P1"><text:tab/>brew install sdl sdl_image sdl_mixer sdl_ttf smpeg portmidi</text:p>
      <text:p text:style-name="P1"><text:tab/>brew install mercurial</text:p>
      <text:p text:style-name="P1"><text:tab/>Note: I already had git, no need to install it.</text:p>
      <text:p text:style-name="Standard"/>
      <text:p text:style-name="P1">pygame:</text:p>
      <text:p text:style-name="P2"><text:s text:c="4"/>pip3 install hg+http://bitbucket.org/pygame/pygame</text:p>
      <text:p text:style-name="P3"><text:s text:c="4"/>NOTE: requires the above home-brew dependencies, mercurial in particular.</text:p>
      <text:p text:style-name="P3"/>
      <text:p text:style-name="P3"/>
      <text:p text:style-name="P3">Everything is supported except _movie, which is deprecated. At least thats what they say.</text:p>
      <text:p text:style-name="P3"/>
      <text:p text:style-name="P3">Version:</text:p>
      <text:p text:style-name="P5">pygame==1.9.2a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Kevin</meta:initial-creator>
    <meta:creation-date>2015-12-26T11:18:26</meta:creation-date>
    <dc:date>2016-01-05T10:47:09</dc:date>
    <dc:creator>Kevin Kevin</dc:creator>
    <meta:editing-duration>PT1H38M32S</meta:editing-duration>
    <meta:editing-cycles>16</meta:editing-cycles>
    <meta:generator>OpenOffice/4.1.1$Unix OpenOffice.org_project/411m6$Build-9775</meta:generator>
    <meta:document-statistic meta:table-count="0" meta:image-count="0" meta:object-count="0" meta:page-count="1" meta:paragraph-count="13" meta:word-count="65" meta:character-count="551"/>
  </office:meta>
</office:document-meta>
</file>